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line-through-style="none" style:text-underline-style="none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 table:number-rows-repeated="10485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2T18:17:40</dc:date>
    <meta:editing-duration>P10DT11H50M21S</meta:editing-duration>
    <meta:editing-cycles>69</meta:editing-cycles>
    <dc:creator>ilya </dc:creator>
    <meta:document-statistic meta:table-count="6" meta:cell-count="304" meta:object-count="0"/>
  </office:meta>
</office:document-meta>
</file>